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493c3"/>
    </style:style>
    <style:style style:name="P2" style:family="paragraph" style:parent-style-name="Standard">
      <style:text-properties officeooo:paragraph-rsid="000602f6"/>
    </style:style>
    <style:style style:name="P3" style:family="paragraph" style:parent-style-name="Standard">
      <style:text-properties officeooo:paragraph-rsid="000667a1"/>
    </style:style>
    <style:style style:name="P4" style:family="paragraph" style:parent-style-name="Standard" style:list-style-name="L1">
      <style:text-properties officeooo:paragraph-rsid="000602f6"/>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0602f6" style:font-weight-asian="bold" style:font-weight-complex="bold"/>
    </style:style>
    <style:style style:name="P7" style:family="paragraph" style:parent-style-name="Standard">
      <style:text-properties fo:font-weight="bold" officeooo:paragraph-rsid="000667a1" style:font-weight-asian="bold" style:font-weight-complex="bold"/>
    </style:style>
    <style:style style:name="P8" style:family="paragraph" style:parent-style-name="Standard">
      <style:text-properties fo:font-weight="bold" officeooo:paragraph-rsid="000c25e3" style:font-weight-asian="bold" style:font-weight-complex="bold"/>
    </style:style>
    <style:style style:name="P9" style:family="paragraph" style:parent-style-name="Standard">
      <style:text-properties officeooo:paragraph-rsid="0008a297"/>
    </style:style>
    <style:style style:name="P10" style:family="paragraph" style:parent-style-name="Standard">
      <style:text-properties officeooo:paragraph-rsid="0009c770"/>
    </style:style>
    <style:style style:name="P11" style:family="paragraph" style:parent-style-name="Standard">
      <style:text-properties officeooo:paragraph-rsid="000afeef"/>
    </style:style>
    <style:style style:name="P12" style:family="paragraph" style:parent-style-name="Standard">
      <style:text-properties officeooo:paragraph-rsid="000c25e3"/>
    </style:style>
    <style:style style:name="P13" style:family="paragraph" style:parent-style-name="Standard">
      <style:paragraph-properties fo:text-align="center" style:justify-single-word="false"/>
      <style:text-properties fo:font-size="16pt" officeooo:paragraph-rsid="000c25e3" style:font-size-asian="16pt" style:font-size-complex="16pt"/>
    </style:style>
    <style:style style:name="T1" style:family="text">
      <style:text-properties officeooo:rsid="000493c3"/>
    </style:style>
    <style:style style:name="T2" style:family="text">
      <style:text-properties officeooo:rsid="000602f6"/>
    </style:style>
    <style:style style:name="T3" style:family="text">
      <style:text-properties officeooo:rsid="000667a1"/>
    </style:style>
    <style:style style:name="T4" style:family="text">
      <style:text-properties fo:font-weight="bold" officeooo:rsid="000602f6" style:font-weight-asian="bold" style:font-weight-complex="bold"/>
    </style:style>
    <style:style style:name="T5" style:family="text">
      <style:text-properties officeooo:rsid="000862cd"/>
    </style:style>
    <style:style style:name="T6" style:family="text">
      <style:text-properties officeooo:rsid="0008a297"/>
    </style:style>
    <style:style style:name="T7" style:family="text">
      <style:text-properties officeooo:rsid="0009c770"/>
    </style:style>
    <style:style style:name="T8" style:family="text">
      <style:text-properties officeooo:rsid="000afeef"/>
    </style:style>
    <style:style style:name="T9" style:family="text">
      <style:text-properties officeooo:rsid="000c25e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3"><text:span text:style-name="T9">Module SyD – 2011 A</text:span></text:p>
      <text:p text:style-name="P13"><text:span text:style-name="T9">Labo 1</text:span></text:p>
      <text:p text:style-name="P12"><text:span text:style-name="T9"/></text:p>
      <text:p text:style-name="P12"><text:span text:style-name="T9"/></text:p>
      <text:p text:style-name="P3"><text:span text:style-name="T3">On cherche à faire partager un même monde virtuel à plusieurs utilisateurs. Chaque utilisateur voit l'image de son environnement. Celle-ci évolue de façon interactive et en temps réel en fonction de ses déplacements (ici uniquement dans le plan horizontal). Cette image contient non seulement une image d'un décor mais également l'image des autres utilisateurs.</text:span></text:p>
      <text:p text:style-name="P3"><text:span text:style-name="T3"/></text:p>
      <text:p text:style-name="P3"><text:span text:style-name="T3"/></text:p>
      <text:p text:style-name="P3"><text:span text:style-name="T3">Pour cela l'utilisateur va disposer de sa propre représentation (posit</text:span><text:span text:style-name="T5">ion, angle, vitesse) </text:span><text:span text:style-name="T6">mais aussi d'une représentation de chaque autre utilisateur (appelée avatar).</text:span></text:p>
      <text:p text:style-name="Standard"/>
      <text:p text:style-name="P2"><text:span text:style-name="T4">Question 0</text:span><text:span text:style-name="T2"> : </text:span></text:p>
      <text:p text:style-name="P2"><text:span text:style-name="T2">Lancer la simulation sur plusieurs postes </text:span><text:span text:style-name="T3">(Adresses IP du serveur dans diffuseur.py <text:s/>et adresse IP des connexions </text:span><text:span text:style-name="T6">dans contexte.py</text:span><text:span text:style-name="T3"> à changer ainsi éventuellement que la valeur des ports).</text:span></text:p>
      <text:p text:style-name="Standard"/>
      <text:p text:style-name="P5"><text:span text:style-name="T1">Question 1</text:span></text:p>
      <text:p text:style-name="P1"><text:span text:style-name="T1">Modifiez le programme de façon à ce que chaque </text:span><text:span text:style-name="T6">utilisateur</text:span><text:span text:style-name="T1"> diffuse son état à tous les autres </text:span><text:span text:style-name="T2">sous la forme d'une chaîne de caractères. Cet état contient : </text:span></text:p>
      <text:p text:style-name="P1"><text:span text:style-name="T2"/></text:p>
      <text:list xml:id="list1810564652" text:style-name="L1">
        <text:list-item>
          <text:p text:style-name="P4"><text:span text:style-name="T2">la position de l'avatar</text:span></text:p>
        </text:list-item>
        <text:list-item>
          <text:p text:style-name="P4"><text:span text:style-name="T2">l'angle donnant la direction dans laquelle se déplace l'avatar</text:span></text:p>
        </text:list-item>
        <text:list-item>
          <text:p text:style-name="P4"><text:span text:style-name="T2">la vitesse de l'avatar </text:span></text:p>
        </text:list-item>
      </text:list>
      <text:p text:style-name="P2"><text:span text:style-name="T2"/></text:p>
      <text:p text:style-name="P9"><text:span text:style-name="T6">Affichez cette chaîne dans un terminal. </text:span></text:p>
      <text:p text:style-name="P2"><text:span text:style-name="T2"/></text:p>
      <text:p text:style-name="P6"><text:span text:style-name="T2">Question 2</text:span></text:p>
      <text:p text:style-name="P2"><text:span text:style-name="T2">Chaque avatar est représenté par un pingouin. </text:span><text:span text:style-name="T3">Faîtes en sorte que tous les utilisateurs aient une vision cohérente du monde (la position des avatars d'un utilisateur doit correspondre à la position de cet utilisateur).</text:span></text:p>
      <text:p text:style-name="P2"><text:span text:style-name="T3"/></text:p>
      <text:p text:style-name="P10"><text:span text:style-name="T7">Pour cela : à chaque réception d'un message concernant un avatar on modifie sa représentation.</text:span></text:p>
      <text:p text:style-name="P10"><text:span text:style-name="T7"/></text:p>
      <text:p text:style-name="P11"><text:span text:style-name="T8">Les avatars sont </text:span><text:span text:style-name="T9">créés à partir d'un message émis par un nouvel utilisateur puis </text:span><text:span text:style-name="T8">placés dans l'attribut avatars de la classe contexte. Il est possible d'ajouter un nouvel avatar ou de récupérer une référence à partir du nom de celui</text:span><text:span text:style-name="T9">-</text:span><text:span text:style-name="T8">ci </text:span><text:span text:style-name="T9">(en vue de le modifier).</text:span></text:p>
      <text:p text:style-name="P2"><text:span text:style-name="T3"/></text:p>
      <text:p text:style-name="P7"><text:span text:style-name="T3">Question 3</text:span></text:p>
      <text:p text:style-name="P12"><text:span text:style-name="T3">Afin de réduire le nombre de messages à transmettre on utilise un modèle prédictif linéaire. </text:span><text:span text:style-name="T9">Il ne s'agit plus de diffuser sa position mais sa position, sa vitesse et son orientation. Il devient alors possible de prédire la position d'un avatar entre deux réceptions de message donnant son état.</text:span></text:p>
      <text:p text:style-name="P12"><text:span text:style-name="T9">Montrer qu'une telle approche permet de réduire le nombre de messages de diffusion d'état.</text:span></text:p>
      <text:p text:style-name="P12"><text:span text:style-name="T9"/></text:p>
      <text:p text:style-name="P8"><text:span text:style-name="T9">Question 4</text:span></text:p>
      <text:p text:style-name="P12"><text:span text:style-name="T9"><text:s/>Dans l'approche développée dans la question 3, les messages sont envoyés par un utilisateur A à un utilisateur B même si A reste immobile !! Imaginez une méthode dans laquelle A évalue l'erreur de prédiction chez les autres utilisateurs et diffuse son état lorsque cette erreur devient supérieure à un seuil fixé a prio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meta:initial-creator>
    <meta:creation-date>2011-11-04T11:30:53</meta:creation-date>
    <dc:date>2011-11-04T13:34:28</dc:date>
    <dc:creator>eric </dc:creator>
    <meta:editing-duration>PT01H33M10S</meta:editing-duration>
    <meta:editing-cycles>6</meta:editing-cycles>
    <meta:generator>OpenOffice.org/3.2$Unix OpenOffice.org_project/320m19$Build-9505</meta:generator>
    <meta:document-statistic meta:table-count="0" meta:image-count="0" meta:object-count="0" meta:page-count="1" meta:paragraph-count="21" meta:word-count="385" meta:character-count="2379"/>
  </office:meta>
</office:document-meta>
</file>